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73cc8" officeooo:paragraph-rsid="00173cc8"/>
    </style:style>
    <style:style style:name="P2" style:family="paragraph" style:parent-style-name="Standard">
      <style:text-properties style:font-name="Liberation Mono" officeooo:rsid="00185020" officeooo:paragraph-rsid="00185020"/>
    </style:style>
    <style:style style:name="P3" style:family="paragraph" style:parent-style-name="Standard">
      <style:text-properties style:font-name="Liberation Mono" officeooo:rsid="001943cf" officeooo:paragraph-rsid="001943cf"/>
    </style:style>
    <style:style style:name="P4" style:family="paragraph" style:parent-style-name="Standard">
      <style:paragraph-properties fo:break-before="page"/>
      <style:text-properties style:font-name="Liberation Mono" officeooo:rsid="00173cc8" officeooo:paragraph-rsid="00173cc8"/>
    </style:style>
    <style:style style:name="T1" style:family="text">
      <style:text-properties officeooo:rsid="001858ae"/>
    </style:style>
    <style:style style:name="T2" style:family="text">
      <style:text-properties officeooo:rsid="001943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sidy Brown – cmb195</text:p>
      <text:p text:style-name="P2">OS HW4 10/3/16</text:p>
      <text:p text:style-name="P1"/>
      <text:p text:style-name="P3">Each design implementation uses two processes to complete the Shubert computations.</text:p>
      <text:p text:style-name="P1"/>
      <text:p text:style-name="P1">- - - - -</text:p>
      <text:p text:style-name="P1"/>
      <text:p text:style-name="P1">cassidy@ubuntu:~/os/hw4$ ./fork</text:p>
      <text:p text:style-name="P1">37.99 -73.98 49.96 15.89 -27.48 10.73 -10.99 7.29 -5.07 </text:p>
      <text:p text:style-name="P1">-73.98 144.06 -97.27 -30.95 53.51 -20.89 21.40 -14.20 9.88 </text:p>
      <text:p text:style-name="P1">49.96 -97.27 65.68 20.90 -36.13 14.11 -14.45 9.59 -6.67 </text:p>
      <text:p text:style-name="P1">15.89 -30.95 20.90 6.65 -11.49 4.49 -4.60 3.05 -2.12 </text:p>
      <text:p text:style-name="P1">-27.48 53.51 -36.13 -11.49 19.88 -7.76 7.95 -5.27 3.67 </text:p>
      <text:p text:style-name="P1">10.73 -20.89 14.11 4.49 -7.76 3.03 -3.10 2.06 -1.43 </text:p>
      <text:p text:style-name="P1">-10.99 21.40 -14.45 -4.60 7.95 -3.10 3.18 -2.11 1.47 </text:p>
      <text:p text:style-name="P1">7.29 -14.20 9.59 3.05 -5.27 2.06 -2.11 1.40 -0.97 </text:p>
      <text:p text:style-name="P1">-5.07 9.88 -6.67 -2.12 3.67 -1.43 1.47 -0.97 0.68 </text:p>
      <text:p text:style-name="P1">min = -97.27</text:p>
      <text:p text:style-name="P1"/>
      <text:p text:style-name="P1">- - - - - </text:p>
      <text:p text:style-name="P1"/>
      <text:p text:style-name="P1">cassidy@ubuntu:~/os/hw4$ ./server</text:p>
      <text:p text:style-name="P1">37.99 -73.98 49.96 15.89 -27.48 10.73 -10.99 7.29 -5.07 </text:p>
      <text:p text:style-name="P1">-73.98 144.06 -97.27 -30.95 53.51 -20.89 21.40 -14.20 9.88 </text:p>
      <text:p text:style-name="P1">49.96 -97.27 65.68 20.90 -36.13 14.11 -14.45 9.59 -6.67 </text:p>
      <text:p text:style-name="P1">15.89 -30.95 20.90 6.65 -11.49 4.49 -4.60 3.05 -2.12 </text:p>
      <text:p text:style-name="P1">-27.48 53.51 -36.13 -11.49 19.88 -7.76 7.95 -5.27 3.67 </text:p>
      <text:p text:style-name="P1">min = -97.27</text:p>
      <text:p text:style-name="P1"/>
      <text:p text:style-name="P1">(Concurrently, in a separate terminal window)</text:p>
      <text:p text:style-name="P1">cassidy@ubuntu:~/os/hw4$ ./client</text:p>
      <text:p text:style-name="P1">10.73 -20.89 14.11 4.49 -7.76 3.03 -3.10 2.06 -1.43 </text:p>
      <text:p text:style-name="P1">-10.99 21.40 -14.45 -4.60 7.95 -3.10 3.18 -2.11 1.47 </text:p>
      <text:p text:style-name="P1">7.29 -14.20 9.59 3.05 -5.27 2.06 -2.11 1.40 -0.97 </text:p>
      <text:p text:style-name="P1">-5.07 9.88 -6.67 -2.12 3.67 -1.43 1.47 -0.97 0.68 </text:p>
      <text:p text:style-name="P1"/>
      <text:p text:style-name="P1">- - - - -</text:p>
      <text:p text:style-name="P1"/>
      <text:p text:style-name="P4">cassidy@ubuntu:~/os/hw4$ ./threads</text:p>
      <text:p text:style-name="P1">10.73 -20.89 14.11 4.49 -7.76 3.03 -3.10 2.06 -1.43 </text:p>
      <text:p text:style-name="P1">-10.99 21.40 -14.45 -4.60 7.95 -3.10 3.18 -2.11 1.47 </text:p>
      <text:p text:style-name="P1">7.29 -14.20 9.59 3.05 -5.27 2.06 -2.11 1.40 -0.97 </text:p>
      <text:p text:style-name="P1">-5.07 9.88 -6.67 -2.12 3.67 -1.43 1.47 -0.97 0.68 </text:p>
      <text:p text:style-name="P1">37.99 -73.98 49.96 15.89 -27.48 10.73 -10.99 7.29 -5.07 </text:p>
      <text:p text:style-name="P1">-73.98 144.06 -97.27 -30.95 53.51 -20.89 21.40 -14.20 9.88 </text:p>
      <text:p text:style-name="P1">49.96 -97.27 65.68 20.90 -36.13 14.11 -14.45 9.59 -6.67 </text:p>
      <text:p text:style-name="P1">15.89 -30.95 20.90 6.65 -11.49 4.49 -4.60 3.05 -2.12 </text:p>
      <text:p text:style-name="P1">-27.48 53.51 -36.13 -11.49 19.88 -7.76 7.95 -5.27 3.67 </text:p>
      <text:p text:style-name="P1">min = -97.27</text:p>
      <text:p text:style-name="P1"/>
      <text:p text:style-name="P1">- - - - -</text:p>
      <text:p text:style-name="P1"/>
      <text:p text:style-name="P2">If I were to design a parallel programming application, I would use threads. Forking required extra conditionals to assure each process only did its own part, and the client-server design required a lot of boilerplate (this method required two files, both of which had a lot of setup code). The threads shared data through global variables, so there was no need to set up pipes or other read/write communication, and the child operated in a separate function, so it was easier to distinguish the two <text:span text:style-name="T2">thread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5:18:34.834319221</meta:creation-date>
    <dc:date>2016-09-30T15:29:29.831092676</dc:date>
    <meta:editing-duration>PT8M4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43" meta:word-count="389" meta:character-count="2361" meta:non-whitespace-character-count="1953"/>
  </office:meta>
</office:document-meta>
</file>